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34pt"/>
    </style:style>
    <style:style style:name="co3" style:family="table-column">
      <style:table-column-properties fo:break-before="auto" style:column-width="158.66pt"/>
    </style:style>
    <style:style style:name="co4" style:family="table-column">
      <style:table-column-properties fo:break-before="auto" style:column-width="22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ext-properties style:text-underline-style="none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style:text-underline-style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2.4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6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50" calcext:value-type="currency">
            <text:p>$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</text:p>
          </table:table-cell>
          <table:table-cell table:style-name="ce4" office:value-type="string" calcext:value-type="string">
            <text:p>DGS-108</text:p>
          </table:table-cell>
          <table:table-cell office:value-type="string" calcext:value-type="string">
            <text:p>https://smile.amazon.com/gp/product/B000BCC0LO/ref=oh_aui_search_detailpage?ie=UTF8&amp;psc=1</text:p>
          </table:table-cell>
          <table:table-cell office:value-type="currency" office:currency="USD" office:value="29.99" calcext:value-type="currency">
            <text:p>$29.99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29.99" calcext:value-type="currency">
            <text:p>$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5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5" table:formula="of:=SUM([.F2:.F8])" office:value-type="currency" office:currency="USD" office:value="540.77" calcext:value-type="currency">
            <text:p>$540.77</text:p>
          </table:table-cell>
        </table:table-row>
      </table:table>
      <table:table table:name="Workstatio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1" draw:text-style-name="P2" svg:width="82.18pt" svg:height="140.06pt" svg:x="239.64pt" svg:y="0pt" draw:caption-point-x="-17.29pt" draw:caption-point-y="13.07pt">
              <dc:date>2019-04-07T00:00:00</dc:date>
              <text:p text:style-name="P1"><text:span text:style-name="T1">Not chosen for single-threaded use cases.</text:span></text:p>
              <text:p text:style-name="P1"><text:span text:style-name="T1"/></text:p>
              <text:p text:style-name="P1"><text:span text:style-name="T1">May upgrade to 2990WX if CPU throughput specifically becomes a bottleneck, rather than IO bandwidth.</text:span></text:p>
            </office:annotation>
            <text:p>AMD Ryzen Threadripper 1950X</text:p>
          </table:table-cell>
          <table:table-cell/>
          <table:table-cell office:value-type="currency" office:currency="USD" office:value="600" calcext:value-type="currency">
            <text:p>$6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600" calcext:value-type="currency">
            <text:p>$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US PRIME X399-A </text:p>
          </table:table-cell>
          <table:table-cell/>
          <table:table-cell office:value-type="currency" office:currency="USD" office:value="318.71" calcext:value-type="currency">
            <text:p>$318.71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318.71" calcext:value-type="currency">
            <text:p>$318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2" draw:text-style-name="P2" svg:width="82.18pt" svg:height="16.89pt" svg:x="239.64pt" svg:y="0pt" draw:caption-point-x="-17.29pt" draw:caption-point-y="38.66pt">
              <dc:date>2019-04-07T00:00:00</dc:date>
              <text:p text:style-name="P1"><text:span text:style-name="T1">M.2</text:span></text:p>
            </office:annotation>
            <text:p>Samsung 970 PRO</text:p>
          </table:table-cell>
          <table:table-cell/>
          <table:table-cell office:value-type="currency" office:currency="USD" office:value="347.99" calcext:value-type="currency">
            <text:p>$347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347.99" calcext:value-type="currency">
            <text:p>$34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VII</text:p>
          </table:table-cell>
          <table:table-cell/>
          <table:table-cell office:value-type="currency" office:currency="USD" office:value="700" calcext:value-type="currency">
            <text:p>$700.00</text:p>
          </table:table-cell>
          <table:table-cell office:value-type="float" office:value="2" calcext:value-type="float">
            <text:p>2</text:p>
          </table:table-cell>
          <table:table-cell table:formula="of:=[.D5]*[.E5]" office:value-type="currency" office:currency="USD" office:value="1400" calcext:value-type="currency">
            <text:p>$1,4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MD64GX4M8A2666C15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920" calcext:value-type="currency">
            <text:p>$92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920" calcext:value-type="currency">
            <text:p>$9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84.08pt" svg:x="80.99pt" svg:y="47.06pt" draw:caption-point-x="-17.29pt" draw:caption-point-y="42.8pt">
              <dc:date>2018-05-06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3" calcext:value-type="float">
            <text:p>3</text:p>
          </table:table-cell>
          <table:table-cell table:formula="of:=[.D8]*[.E8]" office:value-type="currency" office:currency="USD" office:value="329.97" calcext:value-type="currency">
            <text:p>$329.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5" table:formula="of:=SUM([.F2:.F3])+[.F6]" office:value-type="currency" office:currency="USD" office:value="1838.71" calcext:value-type="currency">
            <text:p>$1,838.7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5" table:formula="of:=SUM([.F2:.F8])" office:value-type="currency" office:currency="USD" office:value="4009.67" calcext:value-type="currency">
            <text:p>$4,009.67</text:p>
          </table:table-cell>
        </table:table-row>
      </table:table>
      <table:table table:name="Base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5 3600X</text:p>
          </table:table-cell>
          <table:table-cell office:value-type="string" calcext:value-type="string">
            <text:p>https://www.amazon.com/AMD-Ryzen-3600X-12-Thread-Processor/dp/B07SQBFN2D</text:p>
          </table:table-cell>
          <table:table-cell office:value-type="currency" office:currency="USD" office:value="238.89" calcext:value-type="currency">
            <text:p>$238.8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238.89" calcext:value-type="currency">
            <text:p>$238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2"/>
          <table:table-cell office:value-type="currency" office:currency="USD" office:value="190" calcext:value-type="currency">
            <text:p>$190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90" calcext:value-type="currency">
            <text:p>$19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M.2 2TB</text:p>
          </table:table-cell>
          <table:table-cell/>
          <table:table-cell office:value-type="currency" office:currency="USD" office:value="449.99" calcext:value-type="currency">
            <text:p>$4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449.99" calcext:value-type="currency">
            <text:p>$4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4" draw:text-style-name="P2" svg:width="448.41pt" svg:height="398.07pt" svg:x="302.85pt" svg:y="8.67pt" draw:caption-point-x="-17.29pt" draw:caption-point-y="42.8pt">
              <dc:date>2020-01-05T00:00:00</dc:date>
              <text:p text:style-name="P1"><text:span text:style-name="T1">Alternatively, an overclockable RTX 2080 Super may be the next cheaper option. However, at a ~30% loss of performance, achievable resolution will be slightly lower.</text:span></text:p>
              <text:p text:style-name="P1"><text:span text:style-name="T1"/></text:p>
              <text:p text:style-name="P1"><text:span text:style-name="T1">https://smile.amazon.com/EVGA-GeForce-Overclocked-Backplate-08G-P4-3287-KR/dp/B07VHSJ4GV/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EVGA GeForce RTX 2080 Ti Ftw3 Ultra</text:p>
          </table:table-cell>
          <table:table-cell office:value-type="string" calcext:value-type="string">
            <text:p>https://www.amazon.com/gp/product/B07KVKRLG2</text:p>
          </table:table-cell>
          <table:table-cell office:value-type="currency" office:currency="USD" office:value="1349.99" calcext:value-type="currency">
            <text:p>$1,349.99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1349.99" calcext:value-type="currency">
            <text:p>$1,3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-2800 32GB</text:p>
          </table:table-cell>
          <table:table-cell/>
          <table:table-cell office:value-type="currency" office:currency="USD" office:value="300" calcext:value-type="currency">
            <text:p>$30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300" calcext:value-type="currency">
            <text:p>$3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129.99" calcext:value-type="currency">
            <text:p>$129.99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129.99" calcext:value-type="currency">
            <text:p>$1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99.99" calcext:value-type="currency">
            <text:p>$9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99.99" calcext:value-type="currency">
            <text:p>$9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5" table:formula="of:=SUM([.F2:.F3])+SUM([.F5:.F6])" office:value-type="currency" office:currency="USD" office:value="2078.88" calcext:value-type="currency">
            <text:p>$2,078.8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5" table:formula="of:=SUM([.F2:.F8])" office:value-type="currency" office:currency="USD" office:value="2758.85" calcext:value-type="currency">
            <text:p>$2,758.85</text:p>
          </table:table-cell>
        </table:table-row>
      </table:table>
      <table:table table:name="VR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9 9900KS @ 5.2GHz</text:p>
          </table:table-cell>
          <table:table-cell office:value-type="string" calcext:value-type="string">
            <text:p>https://siliconlottery.com/collections/coffeelake-r/products/9900ks52g</text:p>
          </table:table-cell>
          <table:table-cell office:value-type="currency" office:currency="USD" office:value="1249.98" calcext:value-type="currency">
            <text:p>$1,249.98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249.98" calcext:value-type="currency">
            <text:p>$1,24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 Cooler</text:p>
          </table:table-cell>
          <table:table-cell office:value-type="string" calcext:value-type="string">
            <text:p>NH-U9S</text:p>
          </table:table-cell>
          <table:table-cell office:value-type="string" calcext:value-type="string">
            <text:p>https://www.amazon.com/gp/product/B00TBHYYFK</text:p>
          </table:table-cell>
          <table:table-cell office:value-type="currency" office:currency="USD" office:value="59.95" calcext:value-type="currency">
            <text:p>$59.95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59.95" calcext:value-type="currency">
            <text:p>$5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igabyte Z390 Aorus Pro</text:p>
          </table:table-cell>
          <table:table-cell/>
          <table:table-cell office:value-type="currency" office:currency="USD" office:value="190" calcext:value-type="currency">
            <text:p>$190.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90" calcext:value-type="currency">
            <text:p>$19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M.2 2TB</text:p>
          </table:table-cell>
          <table:table-cell/>
          <table:table-cell office:value-type="currency" office:currency="USD" office:value="449.99" calcext:value-type="currency">
            <text:p>$449.99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449.99" calcext:value-type="currency">
            <text:p>$4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EVGA GeForce RTX 2080 Ti Ftw3 Ultra</text:p>
          </table:table-cell>
          <table:table-cell office:value-type="string" calcext:value-type="string">
            <text:p>https://www.amazon.com/gp/product/B07KVKRLG2</text:p>
          </table:table-cell>
          <table:table-cell office:value-type="currency" office:currency="USD" office:value="1349.99" calcext:value-type="currency">
            <text:p>$1,349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349.99" calcext:value-type="currency">
            <text:p>$1,3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MD64GX4M8A2666C15</text:p>
          </table:table-cell>
          <table:table-cell office:value-type="string" calcext:value-type="string">
            <text:p>https://www.amazon.com/gp/product/B07GN5HBPQ</text:p>
          </table:table-cell>
          <table:table-cell office:value-type="currency" office:currency="USD" office:value="631" calcext:value-type="currency">
            <text:p>$631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631" calcext:value-type="currency">
            <text:p>$63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129.99" calcext:value-type="currency">
            <text:p>$12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29.99" calcext:value-type="currency">
            <text:p>$1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99.99" calcext:value-type="currency">
            <text:p>$99.99</text:p>
          </table:table-cell>
          <table:table-cell office:value-type="float" office:value="1" calcext:value-type="float">
            <text:p>1</text:p>
          </table:table-cell>
          <table:table-cell table:formula="of:=[.D9]*[.E9]" office:value-type="currency" office:currency="USD" office:value="99.99" calcext:value-type="currency">
            <text:p>$9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5" table:formula="of:=SUM([.F2:.F4])+SUM([.F6:.F7])" office:value-type="currency" office:currency="USD" office:value="3480.92" calcext:value-type="currency">
            <text:p>$3,480.9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5" table:formula="of:=SUM([.F2:.F9])" office:value-type="currency" office:currency="USD" office:value="4160.89" calcext:value-type="currency">
            <text:p>$4,160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23:24:13.614961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20-01-05T23:08:12.565296383</dc:date>
    <meta:editing-duration>P1DT20H29M3S</meta:editing-duration>
    <meta:editing-cycles>183</meta:editing-cycles>
    <meta:generator>LibreOffice/6.1.5.2$Linux_X86_64 LibreOffice_project/10$Build-2</meta:generator>
    <meta:document-statistic meta:table-count="4" meta:cell-count="201" meta:object-count="0"/>
  </office:meta>
</office:document-meta>
</file>